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5-07-0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5-05-08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5-02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4-10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4-06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4-04-1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4-02-1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3-11-0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3-06-2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3-04-1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3-01-2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2-10-1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2-06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2-04-0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2-02-0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1-10-1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1-06-30 0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1-04-0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1-02-1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444" calcext:value-type="float">
            <text:p>2.5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453110061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0" meta:object-count="0"/>
    <meta:user-defined meta:name="AppVersion">3.0</meta:user-defined>
  </office:meta>
</office:document-meta>
</file>